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1" style:family="text">
      <style:text-properties officeooo:rsid="0018c3bb"/>
    </style:style>
    <style:style style:name="T2" style:family="text">
      <style:text-properties fo:font-size="14pt" officeooo:rsid="0018c3b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! This is commented text. Bye world!</text:p>
      <text:p text:style-name="Standard">Hello world! This is not <text:span text:style-name="T1">ca </text:span><text:span text:style-name="T2">sasasa</text:span><text:span text:style-name="T1"> at</text:span>. Bye world!</text:p>
      <text:p text:style-name="Standard">Whoa chiuaua, whoa whoa chiuaua. Misha ne norm t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meta:initial-creator>Damir Kharisov nsu.kharisov.damir@gmail.com</meta:initial-creator>
    <meta:creation-date>2009-04-16T11:32:00Z</meta:creation-date>
    <dc:date>2017-11-08T13:03:45.642000000</dc:date>
    <meta:editing-cycles>9</meta:editing-cycles>
    <meta:editing-duration>PT17M45S</meta:editing-duration>
    <meta:document-statistic meta:table-count="0" meta:image-count="0" meta:object-count="0" meta:page-count="1" meta:paragraph-count="3" meta:word-count="27" meta:character-count="147" meta:non-whitespace-character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